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7.996cm"/>
    </style:style>
    <style:style style:name="Table4.B" style:family="table-column">
      <style:table-column-properties style:column-width="5.611cm"/>
    </style:style>
    <style:style style:name="Table4.C" style:family="table-column">
      <style:table-column-properties style:column-width="3.403cm"/>
    </style:style>
    <style:style style:name="Table4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ff00" fo:padding="0.097cm" fo:border="0.05pt solid #000000">
        <style:background-image/>
      </style:table-cell-properties>
    </style:style>
    <style:style style:name="Table5" style:family="table">
      <style:table-properties style:width="17.009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7.994cm"/>
    </style:style>
    <style:style style:name="Table5.B" style:family="table-column">
      <style:table-column-properties style:column-width="5.609cm"/>
    </style:style>
    <style:style style:name="Table5.C" style:family="table-column">
      <style:table-column-properties style:column-width="3.406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transparent" fo:padding="0.097cm" fo:border="1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4f81bd" loext:opacity="100%" style:font-name="Times New Roman" fo:font-size="14pt" fo:font-weight="bold" officeooo:paragraph-rsid="00dcba55" style:font-size-asian="14pt" style:font-weight-asian="bold" style:font-size-complex="14pt"/>
    </style:style>
    <style:style style:name="P2" style:family="paragraph" style:parent-style-name="Table_20_Contents">
      <style:text-properties fo:language="pt" fo:country="BR" officeooo:paragraph-rsid="00dcba55"/>
    </style:style>
    <style:style style:name="P3" style:family="paragraph" style:parent-style-name="Standard">
      <style:text-properties fo:language="pt" fo:country="BR" officeooo:paragraph-rsid="001aff17"/>
    </style:style>
    <style:style style:name="P4" style:family="paragraph" style:parent-style-name="Standard">
      <style:paragraph-properties fo:line-height="115%" fo:text-align="end" style:justify-single-word="false"/>
      <style:text-properties fo:language="pt" fo:country="BR" officeooo:paragraph-rsid="00d92682"/>
    </style:style>
    <style:style style:name="P5" style:family="paragraph" style:parent-style-name="Standard">
      <style:paragraph-properties fo:line-height="150%" fo:text-align="justify" style:justify-single-word="false"/>
      <style:text-properties fo:language="pt" fo:country="BR" officeooo:paragraph-rsid="00cde1ab"/>
    </style:style>
    <style:style style:name="P6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d4b65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paragraph-rsid="00d4b65d"/>
    </style:style>
    <style:style style:name="P8" style:family="paragraph" style:parent-style-name="Standard">
      <style:text-properties fo:language="pt" fo:country="BR" officeooo:paragraph-rsid="00203abe"/>
    </style:style>
    <style:style style:name="P9" style:family="paragraph" style:parent-style-name="Standard">
      <style:paragraph-properties fo:line-height="115%" fo:text-align="justify" style:justify-single-word="false"/>
      <style:text-properties fo:language="pt" fo:country="BR" officeooo:rsid="001aff17" officeooo:paragraph-rsid="00db6c35"/>
    </style:style>
    <style:style style:name="P10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db6c35"/>
    </style:style>
    <style:style style:name="P11" style:family="paragraph" style:parent-style-name="Heading_20_1">
      <style:paragraph-properties fo:text-align="end" style:justify-single-word="false"/>
      <style:text-properties fo:font-size="2pt" fo:language="pt" fo:country="BR" officeooo:paragraph-rsid="00dcba55" style:font-size-asian="1.75pt" style:font-size-complex="2pt"/>
    </style:style>
    <style:style style:name="P12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dcba55" officeooo:paragraph-rsid="00dcba55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18252d" officeooo:paragraph-rsid="00d30930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line-height="115%" fo:text-align="justify" style:justify-single-word="false"/>
      <style:text-properties fo:font-size="12pt" fo:language="pt" fo:country="BR" fo:font-weight="normal" officeooo:rsid="0018252d" officeooo:paragraph-rsid="00d3093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fo:font-size="12pt" fo:language="pt" fo:country="BR" fo:font-weight="normal" officeooo:rsid="001aff17" officeooo:paragraph-rsid="00d3093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1aff17" officeooo:paragraph-rsid="00db6c35" style:font-size-asian="12pt" style:font-weight-asian="normal" style:font-size-complex="12pt" style:font-weight-complex="normal"/>
    </style:style>
    <style:style style:name="P17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db6c3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d4b65d" style:font-size-asian="12pt" style:font-size-complex="12pt"/>
    </style:style>
    <style:style style:name="P19" style:family="paragraph" style:parent-style-name="Standard">
      <style:paragraph-properties fo:line-height="100%" fo:text-align="justify" style:justify-single-word="false"/>
      <style:text-properties fo:font-size="12pt" fo:language="pt" fo:country="BR" officeooo:rsid="001aff17" officeooo:paragraph-rsid="00d4b65d" style:font-size-asian="12pt" style:font-size-complex="12pt"/>
    </style:style>
    <style:style style:name="P20" style:family="paragraph" style:parent-style-name="Standard">
      <style:paragraph-properties fo:line-height="115%" fo:text-align="center" style:justify-single-word="false"/>
      <style:text-properties fo:font-size="12pt" fo:language="pt" fo:country="BR" officeooo:paragraph-rsid="00d4b65d" style:font-size-complex="12pt"/>
    </style:style>
    <style:style style:name="P21" style:family="paragraph" style:parent-style-name="Standard">
      <style:paragraph-properties fo:line-height="115%" fo:text-align="justify" style:justify-single-word="false"/>
      <style:text-properties fo:font-size="12pt" fo:language="pt" fo:country="BR" officeooo:paragraph-rsid="00d4b65d" style:font-size-complex="12pt"/>
    </style:style>
    <style:style style:name="P22" style:family="paragraph" style:parent-style-name="Standard">
      <style:paragraph-properties fo:line-height="115%" fo:text-align="center" style:justify-single-word="false"/>
      <style:text-properties fo:font-size="12pt" fo:language="pt" fo:country="BR" officeooo:rsid="0089d9cf" officeooo:paragraph-rsid="00d4b65d" style:font-size-complex="12pt"/>
    </style:style>
    <style:style style:name="P23" style:family="paragraph" style:parent-style-name="Standard">
      <style:paragraph-properties fo:line-height="100%" fo:text-align="center" style:justify-single-word="false"/>
      <style:text-properties fo:font-size="12pt" fo:language="pt" fo:country="BR" officeooo:rsid="0089d9cf" officeooo:paragraph-rsid="00d4b65d" style:font-size-complex="12pt"/>
    </style:style>
    <style:style style:name="P24" style:family="paragraph" style:parent-style-name="Standard">
      <style:paragraph-properties fo:line-height="100%" fo:text-align="center" style:justify-single-word="false"/>
      <style:text-properties fo:font-size="12pt" fo:language="pt" fo:country="BR" officeooo:paragraph-rsid="00d4b65d" style:font-size-complex="12pt"/>
    </style:style>
    <style:style style:name="P25" style:family="paragraph" style:parent-style-name="Footer">
      <style:paragraph-properties fo:line-height="115%" fo:text-align="center" style:justify-single-word="false"/>
      <style:text-properties fo:font-size="12pt" officeooo:paragraph-rsid="00db6c35" style:font-size-asian="12pt" style:font-size-complex="12pt"/>
    </style:style>
    <style:style style:name="T1" style:family="text">
      <style:text-properties fo:language="pt" fo:country="BR" officeooo:rsid="0090874b" style:font-name-asian="Calibri1" style:font-name-complex="Times New Roman2" style:font-weight-complex="bold"/>
    </style:style>
    <style:style style:name="T2" style:family="text">
      <style:text-properties fo:language="pt" fo:country="BR" officeooo:rsid="001ef013"/>
    </style:style>
    <style:style style:name="T3" style:family="text">
      <style:text-properties fo:language="pt" fo:country="BR" officeooo:rsid="001f7d39"/>
    </style:style>
    <style:style style:name="T4" style:family="text">
      <style:text-properties fo:language="pt" fo:country="BR" officeooo:rsid="002ff9a2"/>
    </style:style>
    <style:style style:name="T5" style:family="text">
      <style:text-properties officeooo:rsid="0018252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252d" style:font-weight-asian="bold" style:font-weight-complex="bold"/>
    </style:style>
    <style:style style:name="T8" style:family="text">
      <style:text-properties fo:font-weight="bold" officeooo:rsid="003e0367" style:font-weight-asian="bold" style:font-weight-complex="bold"/>
    </style:style>
    <style:style style:name="T9" style:family="text">
      <style:text-properties fo:font-weight="bold" officeooo:rsid="00574213" style:font-weight-asian="bold" style:font-weight-complex="bold"/>
    </style:style>
    <style:style style:name="T10" style:family="text">
      <style:text-properties fo:font-weight="bold" officeooo:rsid="001aff17" style:font-weight-asian="bold" style:font-weight-complex="bold"/>
    </style:style>
    <style:style style:name="T11" style:family="text">
      <style:text-properties fo:font-weight="bold" officeooo:rsid="009601ae" style:font-weight-asian="bold" style:font-weight-complex="bold"/>
    </style:style>
    <style:style style:name="T12" style:family="text">
      <style:text-properties fo:font-weight="bold" officeooo:rsid="00db29f6" style:font-weight-asian="bold" style:font-weight-complex="bold"/>
    </style:style>
    <style:style style:name="T13" style:family="text">
      <style:text-properties officeooo:rsid="004c2fc4"/>
    </style:style>
    <style:style style:name="T14" style:family="text">
      <style:text-properties officeooo:rsid="001aff17"/>
    </style:style>
    <style:style style:name="T15" style:family="text">
      <style:text-properties officeooo:rsid="008a5e07"/>
    </style:style>
    <style:style style:name="T16" style:family="text">
      <style:text-properties fo:font-size="12pt" fo:font-weight="normal" officeooo:rsid="0071dc56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9e69e1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90874b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d9877f" style:font-size-asian="12pt" style:font-weight-asian="normal" style:font-size-complex="12pt" style:font-weight-complex="normal"/>
    </style:style>
    <style:style style:name="T20" style:family="text">
      <style:text-properties fo:font-size="12pt" fo:font-weight="bold" officeooo:rsid="009e69e1" style:font-size-asian="12pt" style:font-weight-asian="bold" style:font-size-complex="12pt" style:font-weight-complex="bold"/>
    </style:style>
    <style:style style:name="T21" style:family="text">
      <style:text-properties officeooo:rsid="001f76c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_DdeLink__25297_1788534173"/><text:bookmark-start text:name="__DdeLink__1790_3846985925"/><text:bookmark-start text:name="__DdeLink__6415_4045591709"/><text:placeholder text:placeholder-type="text">&lt;for each="student_transfer in (student or '')"&gt;</text:placeholder><text:bookmark-end text:name="__DdeLink__6415_4045591709"/></text:p>
      <text:p text:style-name="P14"><text:placeholder text:placeholder-type="text">&lt;if test="student_transfer.internal"&gt;</text:placeholder></text:p>
      <text:p text:style-name="P14">Não foi possível ger<text:span text:style-name="T21">ar o documento de transferência</text:span>, <text:span text:style-name="T21">o documento que pretende gerar é diferente do selecionado por favor escolha o documento correto.</text:span></text:p>
      <text:p text:style-name="P13"><text:placeholder text:placeholder-type="text">&lt;/if&gt;</text:placeholder></text:p>
      <text:p text:style-name="P16"><text:bookmark-start text:name="__DdeLink__24756_1788534173"/><text:placeholder text:placeholder-type="text">&lt;if test="student_transfer.external"&gt;</text:placeholder><text:bookmark-end text:name="__DdeLink__24756_1788534173"/></text:p>
      <text:p text:style-name="P9"><text:bookmark-start text:name="__DdeLink__14162_94062145211"/><text:bookmark-start text:name="__DdeLink__14844_163282135011"/><text:bookmark-start text:name="__DdeLink__14179_940621452"/><text:bookmark-start text:name="__DdeLink__14189_940621452"/><text:span text:style-name="T20"><text:placeholder text:placeholder-type="text" text:description="Nome">&lt;student_transfer.student.party.name&gt;</text:placeholder></text:span><text:span text:style-name="T17"><text:s/></text:span><text:bookmark-end text:name="__DdeLink__14162_94062145211"/><text:span text:style-name="T18">veio como transferido para está </text:span><text:span text:style-name="T16"><text:s/>instituição, </text:span><text:bookmark-end text:name="__DdeLink__14844_163282135011"/><text:span text:style-name="T19">com o seguinte plano de estudo</text:span><text:span text:style-name="T18">.</text:span><text:bookmark-end text:name="__DdeLink__14179_940621452"/><text:bookmark-end text:name="__DdeLink__14189_940621452"/><text:bookmark text:name="__DdeLink__14844_1632821350"/></text:p>
      <text:p text:style-name="P5"/>
      <text:p text:style-name="P18"><text:bookmark text:name="__DdeLink__310_4045591709"/><text:bookmark text:name="__DdeLink__3904_3846985925"/><text:bookmark-start text:name="__DdeLink__14167_940621452"/><text:placeholder text:placeholder-type="text">&lt;if test="student_transfer.student_transfer_discipline"&gt;</text:placeholder><text:bookmark-end text:name="__DdeLink__14167_940621452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<text:span text:style-name="T9">Disciplina</text:span><text:span text:style-name="T7">:</text:span></text:p>
          </table:table-cell>
          <table:table-cell table:style-name="Table4.A1" office:value-type="string">
            <text:p text:style-name="P22"><text:span text:style-name="T7">C</text:span><text:span text:style-name="T6">lasse:</text:span></text:p>
          </table:table-cell>
          <table:table-cell table:style-name="Table4.C1" office:value-type="string">
            <text:p text:style-name="P23"><text:span text:style-name="T6">Média</text:span><text:span text:style-name="T7">:</text:span><text:span text:style-name="T5"> </text:span></text:p>
          </table:table-cell>
        </table:table-row>
      </table:table>
      <text:p text:style-name="P7"><text:placeholder text:placeholder-type="text">&lt;for each="discipline in (student_transfer.student_transfer_discipline or '')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1"><text:placeholder text:placeholder-type="text" text:description="Nome">&lt;discipline.discipline.name&gt;</text:placeholder></text:p>
          </table:table-cell>
          <table:table-cell table:style-name="Table5.A1" office:value-type="string">
            <text:p text:style-name="P24"><text:placeholder text:placeholder-type="text" text:description="Nome">&lt;discipline.course_classe.classe.name&gt;</text:placeholder></text:p>
          </table:table-cell>
          <table:table-cell table:style-name="Table5.C1" office:value-type="string">
            <text:p text:style-name="P20"><text:placeholder text:placeholder-type="text" text:description="Nome">&lt;discipline.average&gt;</text:placeholder><text:s/><text:span text:style-name="T15">Valores</text:span></text:p>
          </table:table-cell>
        </table:table-row>
      </table:table>
      <text:p text:style-name="P7"><text:placeholder text:placeholder-type="text">&lt;/for&gt;</text:placeholder></text:p>
      <text:p text:style-name="P19"><text:bookmark-end text:name="__DdeLink__1790_3846985925"/><text:bookmark-start text:name="__DdeLink__14172_940621452"/><text:placeholder text:placeholder-type="text">&lt;/if&gt;</text:placeholder><text:bookmark-end text:name="__DdeLink__14172_940621452"/></text:p>
      <text:p text:style-name="P17"/>
      <text:p text:style-name="P25"><text:span text:style-name="T2">O</text:span><text:span text:style-name="T3">(a)</text:span><text:span text:style-name="T2"> </text:span><text:span text:style-name="T4">Subdiretor</text:span><text:span text:style-name="T3">(a)</text:span><text:span text:style-name="T2"> Pedagógico</text:span><text:span text:style-name="T3">(a)</text:span></text:p>
      <text:p text:style-name="P10"><text:tab/></text:p>
      <text:p text:style-name="P15"><text:bookmark-start text:name="__DdeLink__14199_940621452"/><text:placeholder text:placeholder-type="text">&lt;/if&gt;</text:placeholder><text:bookmark-end text:name="__DdeLink__14199_940621452"/></text:p>
      <text:p text:style-name="P4"><text:span text:style-name="T11">Documento </text:span><text:bookmark-start text:name="__DdeLink__1831_38469859251"/><text:span text:style-name="T11">g</text:span><text:bookmark-end text:name="__DdeLink__1831_38469859251"/><text:span text:style-name="T8">erado </text:span><text:span text:style-name="T12">a</text:span><text:span text:style-name="T10">:</text:span><text:span text:style-name="T14"> </text:span><text:span text:style-name="T14"><text:placeholder text:placeholder-type="text" text:description="Descrição">&lt;create_date&gt;</text:placeholder></text:span><text:span text:style-name="T14"><text:s/></text:span><text:span text:style-name="T14"><text:placeholder text:placeholder-type="text">&lt;datetime.datetime.now().strftime('%H:%M:%S')&gt;</text:placeholder></text:span></text:p>
      <text:p text:style-name="P8"><text:bookmark-start text:name="__DdeLink__6741_4045591709"/><text:placeholder text:placeholder-type="text">&lt;/for&gt;</text:placeholder><text:bookmark-end text:name="__DdeLink__6741_4045591709"/><text:bookmark-end text:name="__DdeLink__25297_178853417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Table_20_Contents">
      <style:text-properties fo:language="pt" fo:country="BR" officeooo:paragraph-rsid="00dcba55"/>
    </style:style>
    <style:style style:name="MP2" style:family="paragraph" style:parent-style-name="Heading_20_1">
      <style:paragraph-properties fo:text-align="end" style:justify-single-word="false"/>
      <style:text-properties fo:font-size="2pt" fo:language="pt" fo:country="BR" officeooo:paragraph-rsid="00dcba55" style:font-size-asian="1.75pt" style:font-size-complex="2pt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dcba55" officeooo:paragraph-rsid="00dcba55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MP4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4f81bd" loext:opacity="100%" style:font-name="Times New Roman" fo:font-size="14pt" fo:font-weight="bold" officeooo:paragraph-rsid="00dcba55" style:font-size-asian="14pt" style:font-weight-asian="bold" style:font-size-complex="14pt"/>
    </style:style>
    <style:style style:name="MT1" style:family="text">
      <style:text-properties fo:language="pt" fo:country="BR" officeooo:rsid="0090874b" style:font-name-asian="Calibri1" style:font-name-complex="Times New Roman2" style:font-weight-complex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<draw:frame draw:style-name="Mfr1" draw:name="Image2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  <text:p text:style-name="MP1"/>
            </table:table-cell>
            <table:table-cell table:style-name="Table10.B1" office:value-type="string">
              <text:p text:style-name="MP2"/>
              <text:p text:style-name="MP3">BOLETIM DE TRANSFERÊNCIA EXTERNA</text:p>
            </table:table-cell>
          </table:table-row>
        </table:table>
        <text:p text:style-name="MP4"><text:span text:style-name="MT1"/></text:p>
      </style:header>
    </style:master-page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89</meta:editing-cycles>
    <meta:editing-duration>PT11H34M38S</meta:editing-duration>
    <dc:date>2025-12-29T18:39:04.025889403</dc:date>
    <meta:generator>LibreOffice/24.2.7.2$Linux_X86_64 LibreOffice_project/420$Build-2</meta:generator>
    <meta:document-statistic meta:table-count="3" meta:image-count="1" meta:object-count="0" meta:page-count="1" meta:paragraph-count="22" meta:word-count="78" meta:character-count="812" meta:non-whitespace-character-count="752"/>
  </office:meta>
</office:document-meta>
</file>